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ilarityDelegator.coord( int overlap , int maxOverl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ilarityDelegator.sloppyFreq( int di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ilarityDelegator.queryNorm( float sumOfSquaredWeigh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ilarityDelegator.lengthNorm( String fieldName , int num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ilarityDelegator.scorePayload( String fieldName , byte [ ] payload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ilarityDelegator.tf( float f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ilarityDelegator.idf( int docFreq , int numDo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ilarityDelegator.computeNorm( String fieldName , FieldInvert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ilarityDelegator.SimilarityDelegator( Similarity deleg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